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hn Henry Weber</text:p>
      <text:p text:style-name="Standard">Brand Statement<text:line-break/>University of Oregon Coding Bootcamp<text:line-break/><text:line-break/>Full Stack Web Developer with a background in healthcare and educated at the University of Oregon continuing education program. Skills in HTML, CSS, JavaScript, C#/ASP.NET, database design/programming in MySQL and SQLServer, as well as project management. Educational experience in Journalism at the University of Arizona and skilled in both technical and persuasive writing. Great with clients. Excited to explore new technologies constantly and a hobby in programming electronics on the Arduino platform. Hard working, and excited to apply my knowledge and aptitude towards any challenge that your organization fa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Henry Weber</meta:initial-creator>
    <meta:creation-date>2019-08-07T13:57:03.08</meta:creation-date>
    <dc:date>2019-08-07T14:08:22</dc:date>
    <dc:creator>John Henry Weber</dc:creator>
    <meta:editing-duration>PT11M20S</meta:editing-duration>
    <meta:editing-cycles>2</meta:editing-cycles>
    <meta:generator>OpenOffice/4.1.5$Win32 OpenOffice.org_project/415m1$Build-9789</meta:generator>
    <meta:document-statistic meta:table-count="0" meta:image-count="0" meta:object-count="0" meta:page-count="1" meta:paragraph-count="2" meta:word-count="99" meta:character-count="689"/>
  </office:meta>
</office:document-meta>
</file>